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4bc8b3" officeooo:paragraph-rsid="004bc8b3"/>
    </style:style>
    <style:style style:name="P2" style:family="paragraph" style:parent-style-name="Text_20_body">
      <style:text-properties officeooo:rsid="00805a69" officeooo:paragraph-rsid="00805a69"/>
    </style:style>
    <style:style style:name="P3" style:family="paragraph" style:parent-style-name="Text_20_body">
      <style:text-properties officeooo:rsid="00834ddc" officeooo:paragraph-rsid="00834ddc"/>
    </style:style>
    <style:style style:name="P4" style:family="paragraph" style:parent-style-name="Text_20_body">
      <style:text-properties officeooo:rsid="0082f00c" officeooo:paragraph-rsid="008510a0"/>
    </style:style>
    <style:style style:name="P5" style:family="paragraph" style:parent-style-name="Command">
      <style:text-properties officeooo:rsid="00829172" officeooo:paragraph-rsid="00829172"/>
    </style:style>
    <style:style style:name="P6" style:family="paragraph" style:parent-style-name="Command">
      <style:text-properties officeooo:rsid="00829172" officeooo:paragraph-rsid="00834ddc"/>
    </style:style>
    <style:style style:name="P7" style:family="paragraph" style:parent-style-name="Title">
      <style:text-properties officeooo:paragraph-rsid="0089cc64"/>
    </style:style>
    <style:style style:name="P8" style:family="paragraph" style:parent-style-name="Text_20_body">
      <style:text-properties officeooo:rsid="008ed1f2" officeooo:paragraph-rsid="008ed1f2"/>
    </style:style>
    <style:style style:name="P9" style:family="paragraph" style:parent-style-name="Heading_20_1">
      <style:text-properties officeooo:rsid="0026b12e"/>
    </style:style>
    <style:style style:name="T1" style:family="text">
      <style:text-properties fo:font-style="italic" officeooo:rsid="00834ddc" style:font-style-asian="italic" style:font-style-complex="italic"/>
    </style:style>
    <style:style style:name="T2" style:family="text">
      <style:text-properties fo:font-style="italic" officeooo:rsid="008510a0" style:font-style-asian="italic" style:font-style-complex="italic"/>
    </style:style>
    <style:style style:name="T3" style:family="text">
      <style:text-properties fo:font-style="normal" officeooo:rsid="008510a0" style:font-style-asian="normal" style:font-style-complex="normal"/>
    </style:style>
    <style:style style:name="T4" style:family="text">
      <style:text-properties officeooo:rsid="0080b8ea"/>
    </style:style>
    <style:style style:name="T5" style:family="text">
      <style:text-properties officeooo:rsid="0082f00c"/>
    </style:style>
    <style:style style:name="T6" style:family="text">
      <style:text-properties officeooo:rsid="00834ddc"/>
    </style:style>
    <style:style style:name="T7" style:family="text">
      <style:text-properties officeooo:rsid="008510a0"/>
    </style:style>
    <style:style style:name="T8" style:family="text">
      <style:text-properties officeooo:rsid="0085c25c"/>
    </style:style>
    <style:style style:name="T9" style:family="text">
      <style:text-properties officeooo:rsid="0089cc64"/>
    </style:style>
    <style:style style:name="T10" style:family="text">
      <style:text-properties officeooo:rsid="008ed1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uma KYUM Example</text:p>
      <text:p text:style-name="Subtitle"><text:span text:style-name="T10">Advanced </text:span>Tutorial: <text:span text:style-name="T10">Component Compare</text:span></text:p>
      <text:p text:style-name="P1"><text:span text:style-name="T8">By: Dennis Drescher (sparkycbr@gmail.com)</text:span><text:line-break/>Last Edited: <text:span text:style-name="T10">3</text:span> <text:span text:style-name="T9">March</text:span> 201<text:span text:style-name="T8">6</text:span></text:p>
      <text:h text:style-name="P9" text:outline-level="1">Introduction</text:h>
      <text:p text:style-name="Text_20_body">This document <text:span text:style-name="T10">explains why component comparison is important, what tools are used and how to use them.</text:span></text:p>
      <text:h text:style-name="Heading_20_1" text:outline-level="1">Overview and Setup</text:h>
      <text:p text:style-name="P8">Rapuma uses the Meld file compare program to perform this operation.</text:p>
      <text:h text:style-name="Heading_20_1" text:outline-level="1"><text:span text:style-name="T10">How to</text:span> Compare <text:span text:style-name="T10">Components</text:span></text:h>
      <text:p text:style-name="P2">As a normal part of t<text:span text:style-name="T5">ext</text:span> process<text:span text:style-name="T5">ing</text:span>, components will be altered either on import, or during composition. The alterations may be minor and are often related to markup. <text:span text:style-name="T5">For those times when the</text:span> user needs to know exactly what is different from the original text, <text:span text:style-name="T5">t</text:span>he Compare feature has been created. Using <text:span text:style-name="T5">a</text:span> file compare utilit<text:span text:style-name="T5">y installed on the system</text:span>, Rapuma can show the user the difference between <text:span text:style-name="T5">a component</text:span> working file and <text:span text:style-name="T5">one of its</text:span> ancestors. For example, when a component is imported into the project, a copy of the original text is kept in the component folder. Often, it is <text:span text:style-name="T4">necessary</text:span> to do markup alterations with processing scripts, <text:span text:style-name="T5">as </text:span>described earlier. To better understand the affect a process script has on <text:span text:style-name="T4">a component, a compare can be run on the imported working version and its source with this command:</text:span></text:p>
      <text:p text:style-name="P5">rapuma content KYU-MYMR-KYUMTEST component compare --group GOSPEL --cid_list jhn --file_type source</text:p>
      <text:p text:style-name="P4"><text:span text:style-name="T7">The compare command has an additional parameter not used on any others called –</text:span><text:span text:style-name="T1">file_type </text:span><text:span text:style-name="T2">(</text:span><text:span text:style-name="T1">-</text:span><text:span text:style-name="T2">f)</text:span><text:span text:style-name="T3">, this will specify the parent file. Two types of parent files are recognized, </text:span><text:span text:style-name="T2">source</text:span><text:span text:style-name="T3"> and </text:span><text:span text:style-name="T2">backup</text:span><text:span text:style-name="T1">. </text:span><text:span text:style-name="T7"><text:s/></text:span>A compare such as th<text:span text:style-name="T7">e previous one</text:span> <text:span text:style-name="T7">on the source </text:span>is very helpful when <text:span text:style-name="T6">engineering</text:span> a process script at the beginning of a project, but is not <text:span text:style-name="T7">really </text:span>necessary during the composition stage. During that stage the user may need to check <text:span text:style-name="T6">differences between the current working file and the intermediate file that was created after the import process was completed. To do this you simply change the </text:span><text:span text:style-name="T1">--file_type </text:span><text:span text:style-name="T2">(or </text:span><text:span text:style-name="T1">-</text:span><text:span text:style-name="T2">f)</text:span><text:span text:style-name="T6"> from </text:span><text:span text:style-name="T1">source</text:span><text:span text:style-name="T6"> to </text:span><text:span text:style-name="T1">backup</text:span><text:span text:style-name="T6">. This command will accomplish that:</text:span></text:p>
      <text:p text:style-name="P6">rapuma content KYU-MYMR-KYUMTEST component compare --group GOSPEL --cid_list jhn --file_type <text:span text:style-name="T6">backup</text:span></text:p>
      <text:p text:style-name="P3">Differential comparison is a powerful tool and more could be done with it. If the need ever arises, this function could be expanded.</text:p>
      <text:h text:style-name="Heading_20_1" text:outline-level="1"><text:soft-page-break/>Conclusion</text:h>
      <text:p text:style-name="P8">Component comparison is a critical feature in Rapuma to ensure acuracy in the output. Hopefully, this tutorial has been helpful to better understand how it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variant="small-caps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variant="small-caps" fo:color="#333333" fo:font-size="115%" fo:font-style="italic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mmand" style:family="paragraph" style:parent-style-name="Text_20_body" style:class="text" style:master-page-name="">
      <style:paragraph-properties fo:margin-left="1in" fo:margin-right="0in" fo:margin-top="0in" fo:margin-bottom="0.0972in" style:contextual-spacing="false" fo:line-height="100%" fo:text-indent="-0.5in" style:auto-text-indent="false" style:page-number="auto">
        <style:tab-stops/>
      </style:paragraph-properties>
      <style:text-properties fo:color="#9900ff" style:font-name="Andale Mono" fo:font-family="'Andale Mono'" style:font-pitch="fixed" fo:font-size="8pt" fo:letter-spacing="-0.0043in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rescher</meta:initial-creator>
    <meta:creation-date>2015-01-26T05:34:42.781566798</meta:creation-date>
    <dc:date>2016-03-03T08:01:36.438765506</dc:date>
    <dc:creator>Dennis Drescher</dc:creator>
    <meta:editing-duration>P22DT16H6M13S</meta:editing-duration>
    <meta:editing-cycles>74</meta:editing-cycles>
    <meta:generator>LibreOffice/4.2.8.2$Linux_X86_64 LibreOffice_project/420m0$Build-2</meta:generator>
    <meta:document-statistic meta:table-count="0" meta:image-count="0" meta:object-count="0" meta:page-count="2" meta:paragraph-count="15" meta:word-count="383" meta:character-count="2335" meta:non-whitespace-character-count="1973"/>
  </office:meta>
</office:document-meta>
</file>